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SelectionList.getDat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SelectionList.generateSaxFragment( ContentHandler contentHandler , Locale loca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EnumSelectionList.EnumSelectionList( String className , Datatype datatype , boolean nul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